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7.939cm" fo:margin-left="0.116cm" table:align="left"/>
    </style:style>
    <style:style style:name="Table2.A" style:family="table-column">
      <style:table-column-properties style:column-width="1.402cm"/>
    </style:style>
    <style:style style:name="Table2.B" style:family="table-column">
      <style:table-column-properties style:column-width="6.985cm"/>
    </style:style>
    <style:style style:name="Table2.C" style:family="table-column">
      <style:table-column-properties style:column-width="6.218cm"/>
    </style:style>
    <style:style style:name="Table2.D" style:family="table-column">
      <style:table-column-properties style:column-width="3.33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939cm" fo:margin-left="0.116cm" table:align="left"/>
    </style:style>
    <style:style style:name="Table3.A" style:family="table-column">
      <style:table-column-properties style:column-width="1.402cm"/>
    </style:style>
    <style:style style:name="Table3.B" style:family="table-column">
      <style:table-column-properties style:column-width="6.985cm"/>
    </style:style>
    <style:style style:name="Table3.C" style:family="table-column">
      <style:table-column-properties style:column-width="6.218cm"/>
    </style:style>
    <style:style style:name="Table3.D" style:family="table-column">
      <style:table-column-properties style:column-width="3.33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939cm" fo:margin-left="0.116cm" table:align="left"/>
    </style:style>
    <style:style style:name="Table1.A" style:family="table-column">
      <style:table-column-properties style:column-width="1.402cm"/>
    </style:style>
    <style:style style:name="Table1.B" style:family="table-column">
      <style:table-column-properties style:column-width="6.985cm"/>
    </style:style>
    <style:style style:name="Table1.C" style:family="table-column">
      <style:table-column-properties style:column-width="6.218cm"/>
    </style:style>
    <style:style style:name="Table1.D" style:family="table-column">
      <style:table-column-properties style:column-width="3.33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1.588cm"/>
    </style:style>
    <style:style style:name="Table4.B" style:family="table-column">
      <style:table-column-properties style:column-width="6.615cm"/>
    </style:style>
    <style:style style:name="Table4.C" style:family="table-column">
      <style:table-column-properties style:column-width="6.191cm"/>
    </style:style>
    <style:style style:name="Table4.D" style:family="table-column">
      <style:table-column-properties style:column-width="2.619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.693cm"/>
    </style:style>
    <style:style style:name="Table5.B" style:family="table-column">
      <style:table-column-properties style:column-width="6.807cm"/>
    </style:style>
    <style:style style:name="Table5.C" style:family="table-column">
      <style:table-column-properties style:column-width="5.999cm"/>
    </style:style>
    <style:style style:name="Table5.D" style:family="table-column">
      <style:table-column-properties style:column-width="2.51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1.693cm"/>
    </style:style>
    <style:style style:name="Table6.B" style:family="table-column">
      <style:table-column-properties style:column-width="6.807cm"/>
    </style:style>
    <style:style style:name="Table6.C" style:family="table-column">
      <style:table-column-properties style:column-width="6.211cm"/>
    </style:style>
    <style:style style:name="Table6.D" style:family="table-column">
      <style:table-column-properties style:column-width="2.30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f80a7"/>
    </style:style>
    <style:style style:name="P2" style:family="paragraph" style:parent-style-name="Standard">
      <style:text-properties officeooo:rsid="001f80a7" officeooo:paragraph-rsid="001f80a7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f80a7" officeooo:paragraph-rsid="001f80a7" style:font-weight-asian="bold" style:font-weight-complex="bold"/>
    </style:style>
    <style:style style:name="P4" style:family="paragraph" style:parent-style-name="Standard">
      <style:text-properties officeooo:rsid="002769b0" officeooo:paragraph-rsid="002769b0"/>
    </style:style>
    <style:style style:name="P5" style:family="paragraph" style:parent-style-name="Standard">
      <style:text-properties officeooo:rsid="002a6d5c" officeooo:paragraph-rsid="002a6d5c"/>
    </style:style>
    <style:style style:name="P6" style:family="paragraph" style:parent-style-name="Standard">
      <style:text-properties officeooo:rsid="002dc266" officeooo:paragraph-rsid="002dc266"/>
    </style:style>
    <style:style style:name="P7" style:family="paragraph" style:parent-style-name="Table_20_Contents">
      <style:paragraph-properties fo:text-align="center" style:justify-single-word="false"/>
      <style:text-properties officeooo:rsid="001ef84e" officeooo:paragraph-rsid="001f80a7"/>
    </style:style>
    <style:style style:name="P8" style:family="paragraph" style:parent-style-name="Table_20_Contents">
      <style:text-properties officeooo:rsid="001ef84e" officeooo:paragraph-rsid="001f80a7"/>
    </style:style>
    <style:style style:name="P9" style:family="paragraph" style:parent-style-name="Table_20_Contents">
      <style:text-properties officeooo:rsid="001ef84e" officeooo:paragraph-rsid="002304dd"/>
    </style:style>
    <style:style style:name="P10" style:family="paragraph" style:parent-style-name="Table_20_Contents">
      <style:text-properties officeooo:rsid="001ef84e" officeooo:paragraph-rsid="00242f42"/>
    </style:style>
    <style:style style:name="P11" style:family="paragraph" style:parent-style-name="Table_20_Contents">
      <style:text-properties officeooo:rsid="001ef84e" officeooo:paragraph-rsid="00259ab2"/>
    </style:style>
    <style:style style:name="P12" style:family="paragraph" style:parent-style-name="Table_20_Contents">
      <style:text-properties officeooo:rsid="001ef84e" officeooo:paragraph-rsid="0025caa7"/>
    </style:style>
    <style:style style:name="P13" style:family="paragraph" style:parent-style-name="Table_20_Contents">
      <style:text-properties officeooo:rsid="001ef84e" officeooo:paragraph-rsid="0037b4c2"/>
    </style:style>
    <style:style style:name="P14" style:family="paragraph" style:parent-style-name="Table_20_Contents">
      <style:text-properties officeooo:rsid="001ef84e" officeooo:paragraph-rsid="0039823f"/>
    </style:style>
    <style:style style:name="P15" style:family="paragraph" style:parent-style-name="Table_20_Contents">
      <style:text-properties officeooo:rsid="001f80a7" officeooo:paragraph-rsid="001f80a7"/>
    </style:style>
    <style:style style:name="P16" style:family="paragraph" style:parent-style-name="Table_20_Contents">
      <style:text-properties officeooo:rsid="002108f8" officeooo:paragraph-rsid="002108f8"/>
    </style:style>
    <style:style style:name="P17" style:family="paragraph" style:parent-style-name="Table_20_Contents">
      <style:text-properties officeooo:rsid="002108f8" officeooo:paragraph-rsid="002304dd"/>
    </style:style>
    <style:style style:name="P18" style:family="paragraph" style:parent-style-name="Table_20_Contents">
      <style:text-properties officeooo:rsid="002108f8" officeooo:paragraph-rsid="00242f42"/>
    </style:style>
    <style:style style:name="P19" style:family="paragraph" style:parent-style-name="Table_20_Contents">
      <style:text-properties officeooo:rsid="002108f8" officeooo:paragraph-rsid="0025caa7"/>
    </style:style>
    <style:style style:name="P20" style:family="paragraph" style:parent-style-name="Table_20_Contents">
      <style:text-properties officeooo:rsid="002304dd" officeooo:paragraph-rsid="002304dd"/>
    </style:style>
    <style:style style:name="P21" style:family="paragraph" style:parent-style-name="Table_20_Contents">
      <style:text-properties officeooo:rsid="002304dd" officeooo:paragraph-rsid="00242f42"/>
    </style:style>
    <style:style style:name="P22" style:family="paragraph" style:parent-style-name="Table_20_Contents">
      <style:text-properties officeooo:rsid="00242f42" officeooo:paragraph-rsid="00242f42"/>
    </style:style>
    <style:style style:name="P23" style:family="paragraph" style:parent-style-name="Table_20_Contents">
      <style:text-properties officeooo:rsid="00242f42" officeooo:paragraph-rsid="0025caa7"/>
    </style:style>
    <style:style style:name="P24" style:family="paragraph" style:parent-style-name="Table_20_Contents">
      <style:text-properties officeooo:rsid="00259ab2" officeooo:paragraph-rsid="00259ab2"/>
    </style:style>
    <style:style style:name="P25" style:family="paragraph" style:parent-style-name="Table_20_Contents">
      <style:text-properties officeooo:rsid="00259ab2" officeooo:paragraph-rsid="0035f38c"/>
    </style:style>
    <style:style style:name="P26" style:family="paragraph" style:parent-style-name="Table_20_Contents">
      <style:text-properties officeooo:rsid="00259ab2" officeooo:paragraph-rsid="0037b4c2"/>
    </style:style>
    <style:style style:name="P27" style:family="paragraph" style:parent-style-name="Table_20_Contents">
      <style:text-properties officeooo:rsid="00259ab2" officeooo:paragraph-rsid="0039823f"/>
    </style:style>
    <style:style style:name="P28" style:family="paragraph" style:parent-style-name="Table_20_Contents">
      <style:text-properties officeooo:rsid="00259ab2" officeooo:paragraph-rsid="003b1db5"/>
    </style:style>
    <style:style style:name="P29" style:family="paragraph" style:parent-style-name="Table_20_Contents">
      <style:text-properties officeooo:rsid="0025caa7" officeooo:paragraph-rsid="0025caa7"/>
    </style:style>
    <style:style style:name="P30" style:family="paragraph" style:parent-style-name="Table_20_Contents">
      <style:text-properties officeooo:rsid="002769b0" officeooo:paragraph-rsid="002769b0"/>
    </style:style>
    <style:style style:name="P31" style:family="paragraph" style:parent-style-name="Table_20_Contents">
      <style:text-properties officeooo:rsid="002769b0" officeooo:paragraph-rsid="00288b0f"/>
    </style:style>
    <style:style style:name="P32" style:family="paragraph" style:parent-style-name="Table_20_Contents">
      <style:text-properties officeooo:rsid="002769b0" officeooo:paragraph-rsid="0029225e"/>
    </style:style>
    <style:style style:name="P33" style:family="paragraph" style:parent-style-name="Table_20_Contents">
      <style:text-properties officeooo:rsid="00288b0f" officeooo:paragraph-rsid="00288b0f"/>
    </style:style>
    <style:style style:name="P34" style:family="paragraph" style:parent-style-name="Table_20_Contents">
      <style:text-properties officeooo:rsid="00288b0f" officeooo:paragraph-rsid="0029225e"/>
    </style:style>
    <style:style style:name="P35" style:family="paragraph" style:parent-style-name="Table_20_Contents">
      <style:text-properties officeooo:rsid="0029225e" officeooo:paragraph-rsid="0029225e"/>
    </style:style>
    <style:style style:name="P36" style:family="paragraph" style:parent-style-name="Table_20_Contents">
      <style:text-properties officeooo:rsid="002a6d5c" officeooo:paragraph-rsid="002a6d5c"/>
    </style:style>
    <style:style style:name="P37" style:family="paragraph" style:parent-style-name="Table_20_Contents">
      <style:text-properties officeooo:rsid="002a6d5c" officeooo:paragraph-rsid="002acaad"/>
    </style:style>
    <style:style style:name="P38" style:family="paragraph" style:parent-style-name="Table_20_Contents">
      <style:text-properties officeooo:rsid="002a6d5c" officeooo:paragraph-rsid="002bebe6"/>
    </style:style>
    <style:style style:name="P39" style:family="paragraph" style:parent-style-name="Table_20_Contents">
      <style:text-properties officeooo:rsid="002acaad" officeooo:paragraph-rsid="002acaad"/>
    </style:style>
    <style:style style:name="P40" style:family="paragraph" style:parent-style-name="Table_20_Contents">
      <style:text-properties officeooo:rsid="002acaad" officeooo:paragraph-rsid="002bebe6"/>
    </style:style>
    <style:style style:name="P41" style:family="paragraph" style:parent-style-name="Table_20_Contents">
      <style:text-properties officeooo:rsid="002bebe6" officeooo:paragraph-rsid="002bebe6"/>
    </style:style>
    <style:style style:name="P42" style:family="paragraph" style:parent-style-name="Table_20_Contents">
      <style:text-properties officeooo:rsid="002dc266" officeooo:paragraph-rsid="002dc266"/>
    </style:style>
    <style:style style:name="P43" style:family="paragraph" style:parent-style-name="Table_20_Contents">
      <style:text-properties officeooo:rsid="002f150c" officeooo:paragraph-rsid="002dc266"/>
    </style:style>
    <style:style style:name="P44" style:family="paragraph" style:parent-style-name="Table_20_Contents">
      <style:text-properties officeooo:rsid="002f150c" officeooo:paragraph-rsid="002f150c"/>
    </style:style>
    <style:style style:name="P45" style:family="paragraph" style:parent-style-name="Table_20_Contents">
      <style:text-properties officeooo:rsid="0038cf4a" officeooo:paragraph-rsid="0038cf4a"/>
    </style:style>
    <style:style style:name="P46" style:family="paragraph" style:parent-style-name="Table_20_Contents">
      <style:text-properties officeooo:rsid="0038cf4a" officeooo:paragraph-rsid="0039823f"/>
    </style:style>
    <style:style style:name="T1" style:family="text">
      <style:text-properties officeooo:rsid="001ef84e"/>
    </style:style>
    <style:style style:name="T2" style:family="text">
      <style:text-properties officeooo:rsid="001f80a7"/>
    </style:style>
    <style:style style:name="T3" style:family="text">
      <style:text-properties officeooo:rsid="002108f8"/>
    </style:style>
    <style:style style:name="T4" style:family="text">
      <style:text-properties officeooo:rsid="002304dd"/>
    </style:style>
    <style:style style:name="T5" style:family="text">
      <style:text-properties officeooo:rsid="00259ab2"/>
    </style:style>
    <style:style style:name="T6" style:family="text">
      <style:text-properties officeooo:rsid="0025caa7"/>
    </style:style>
    <style:style style:name="T7" style:family="text">
      <style:text-properties officeooo:rsid="0029225e"/>
    </style:style>
    <style:style style:name="T8" style:family="text">
      <style:text-properties officeooo:rsid="002acaad"/>
    </style:style>
    <style:style style:name="T9" style:family="text">
      <style:text-properties officeooo:rsid="002bebe6"/>
    </style:style>
    <style:style style:name="T10" style:family="text">
      <style:text-properties officeooo:rsid="0035f38c"/>
    </style:style>
    <style:style style:name="T11" style:family="text">
      <style:text-properties officeooo:rsid="0039823f"/>
    </style:style>
    <style:style style:name="T12" style:family="text">
      <style:text-properties officeooo:rsid="003b1d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st Cases for Sign up process</text:p>
      <text:p text:style-name="P2"/>
      <text:p text:style-name="P2">Test Cases for Firstname field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>Sr no</text:p>
          </table:table-cell>
          <table:table-cell table:style-name="Table1.A1" office:value-type="string">
            <text:p text:style-name="P7">Test Case</text:p>
          </table:table-cell>
          <table:table-cell table:style-name="Table1.A1" office:value-type="string">
            <text:p text:style-name="P7">Function</text:p>
          </table:table-cell>
          <table:table-cell table:style-name="Table1.D1" office:value-type="string">
            <text:p text:style-name="P7">Status</text:p>
          </table:table-cell>
        </table:table-row>
        <table:table-row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Test firstname text box empty or not</text:p>
            <text:p text:style-name="P25">I/O : <text:span text:style-name="T1">firstname</text:span> = “”</text:p>
            <text:p text:style-name="P26">O/P : <text:s/><text:span text:style-name="T1">true </text:span></text:p>
          </table:table-cell>
          <table:table-cell table:style-name="Table1.A2" office:value-type="string">
            <text:p text:style-name="P8">{</text:p>
            <text:p text:style-name="P8">}</text:p>
          </table:table-cell>
          <table:table-cell table:style-name="Table1.D2" office:value-type="string">
            <text:p text:style-name="P8">Fail</text:p>
          </table:table-cell>
        </table:table-row>
        <table:table-row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8">Test firstname text box empty or not</text:p>
            <text:p text:style-name="P8"/>
            <text:p text:style-name="P25">I/O : <text:span text:style-name="T1">firstname</text:span> = “”</text:p>
            <text:p text:style-name="P25">O/P : <text:s/><text:span text:style-name="T1">enter firstname</text:span></text:p>
          </table:table-cell>
          <table:table-cell table:style-name="Table1.A2" office:value-type="string">
            <text:p text:style-name="P8">if (firstname is empty){</text:p>
            <text:p text:style-name="P8">notify(“enter firstname”);</text:p>
            <text:p text:style-name="P8">}</text:p>
            <text:p text:style-name="P8">else{</text:p>
            <text:p text:style-name="P8">return true;</text:p>
            <text:p text:style-name="P8">}</text:p>
          </table:table-cell>
          <table:table-cell table:style-name="Table1.D2" office:value-type="string">
            <text:p text:style-name="P8">Pass</text:p>
          </table:table-cell>
        </table:table-row>
        <table:table-row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8">Test firstname contains number</text:p>
            <text:p text:style-name="P8"/>
            <text:p text:style-name="P25">I/O : <text:span text:style-name="T1">firstname</text:span> = “<text:span text:style-name="T10">swapnil</text:span>”</text:p>
            <text:p text:style-name="P26">O/P : <text:s text:c="2"/><text:span text:style-name="T1">true </text:span></text:p>
          </table:table-cell>
          <table:table-cell table:style-name="Table1.A2" office:value-type="string">
            <text:p text:style-name="P8">if (firstname is empty){</text:p>
            <text:p text:style-name="P8">notify(“enter firstname”);</text:p>
            <text:p text:style-name="P8">}</text:p>
            <text:p text:style-name="P8">else{</text:p>
            <text:p text:style-name="P8">return true;</text:p>
            <text:p text:style-name="P8">}</text:p>
          </table:table-cell>
          <table:table-cell table:style-name="Table1.D2" office:value-type="string">
            <text:p text:style-name="P8">Fail</text:p>
          </table:table-cell>
        </table:table-row>
        <table:table-row>
          <table:table-cell table:style-name="Table1.A2" office:value-type="string">
            <text:p text:style-name="P8">4</text:p>
          </table:table-cell>
          <table:table-cell table:style-name="Table1.A2" office:value-type="string">
            <text:p text:style-name="P8">Test firstname contains number and not empty</text:p>
            <text:p text:style-name="P8"/>
            <text:p text:style-name="P13"/>
            <text:p text:style-name="P26">I/O : <text:span text:style-name="T1">firstname</text:span> = “<text:span text:style-name="T10">swapnil123</text:span>”</text:p>
            <text:p text:style-name="P26">O/P : <text:s text:c="2"/><text:span text:style-name="T1">Invalide Name </text:span></text:p>
            <text:p text:style-name="P8"/>
          </table:table-cell>
          <table:table-cell table:style-name="Table1.A2" office:value-type="string">
            <text:p text:style-name="P8">if (firstname is empty){</text:p>
            <text:p text:style-name="P8">notify(“enter firstname”);</text:p>
            <text:p text:style-name="P8">}</text:p>
            <text:p text:style-name="P8">else if(firstname number){</text:p>
            <text:p text:style-name="P8">notify(“Invalide Name”);</text:p>
            <text:p text:style-name="P8">}</text:p>
            <text:p text:style-name="P8">else{</text:p>
            <text:p text:style-name="P8">return true;</text:p>
            <text:p text:style-name="P8">}</text:p>
          </table:table-cell>
          <table:table-cell table:style-name="Table1.D2" office:value-type="string">
            <text:p text:style-name="P8">Pass</text:p>
          </table:table-cell>
        </table:table-row>
        <table:table-row>
          <table:table-cell table:style-name="Table1.A2" office:value-type="string">
            <text:p text:style-name="P8">5</text:p>
          </table:table-cell>
          <table:table-cell table:style-name="Table1.A2" office:value-type="string">
            <text:p text:style-name="P8">Test firstname contains special charecter</text:p>
            <text:p text:style-name="P8"/>
            <text:p text:style-name="P8"/>
            <text:p text:style-name="P26">I/O : <text:span text:style-name="T1">firstname</text:span> = “<text:span text:style-name="T10">swapnil123</text:span>”</text:p>
            <text:p text:style-name="P26">O/P : <text:s text:c="3"/><text:span text:style-name="T1">true</text:span></text:p>
          </table:table-cell>
          <table:table-cell table:style-name="Table1.A2" office:value-type="string">
            <text:p text:style-name="P8">if (firstname is empty){</text:p>
            <text:p text:style-name="P8">notify(“enter firstname”);</text:p>
            <text:p text:style-name="P8">}</text:p>
            <text:p text:style-name="P8">else if(firstname number){</text:p>
            <text:p text:style-name="P8">notify(“Invalide Name”);</text:p>
            <text:p text:style-name="P8">}</text:p>
            <text:p text:style-name="P8">else{</text:p>
            <text:p text:style-name="P8">return true;</text:p>
            <text:p text:style-name="P8">}</text:p>
          </table:table-cell>
          <table:table-cell table:style-name="Table1.D2" office:value-type="string">
            <text:p text:style-name="P15">Fail</text:p>
          </table:table-cell>
        </table:table-row>
        <table:table-row>
          <table:table-cell table:style-name="Table1.A2" office:value-type="string">
            <text:p text:style-name="P15">6</text:p>
          </table:table-cell>
          <table:table-cell table:style-name="Table1.A2" office:value-type="string">
            <text:p text:style-name="P8">Test firstname contains special charecter</text:p>
            <text:p text:style-name="P8"/>
            <text:p text:style-name="P8"/>
            <text:p text:style-name="P26">I/O : <text:span text:style-name="T1">firstname</text:span> = “<text:span text:style-name="T10">swapnil@123</text:span>”</text:p>
            <text:p text:style-name="P26">O/P : <text:s text:c="4"/><text:span text:style-name="T1">Invalide Name</text:span></text:p>
          </table:table-cell>
          <table:table-cell table:style-name="Table1.A2" office:value-type="string">
            <text:p text:style-name="P8">if (firstname is empty){</text:p>
            <text:p text:style-name="P8">notify(“enter firstname”);</text:p>
            <text:p text:style-name="P8">}</text:p>
            <text:p text:style-name="P8">else if(firstname <text:span text:style-name="T2">is</text:span> number){</text:p>
            <text:p text:style-name="P8">notify(“Invalide Name”);</text:p>
            <text:p text:style-name="P8">}</text:p>
            <text:p text:style-name="P8">else if(firstname <text:span text:style-name="T2">has special chars</text:span>){</text:p>
            <text:p text:style-name="P8">notify(“Invalide Name”);</text:p>
            <text:p text:style-name="P8">}</text:p>
            <text:p text:style-name="P8">else{</text:p>
            <text:p text:style-name="P8">return true;}</text:p>
          </table:table-cell>
          <table:table-cell table:style-name="Table1.D2" office:value-type="string">
            <text:p text:style-name="P15">Pass</text:p>
          </table:table-cell>
        </table:table-row>
      </table:table>
      <text:p text:style-name="P1"><text:soft-page-break/></text:p>
      <text:p text:style-name="P2">Test Cases for LastName field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7">Sr no</text:p>
          </table:table-cell>
          <table:table-cell table:style-name="Table2.A1" office:value-type="string">
            <text:p text:style-name="P7">Test Case</text:p>
          </table:table-cell>
          <table:table-cell table:style-name="Table2.A1" office:value-type="string">
            <text:p text:style-name="P7">Function</text:p>
          </table:table-cell>
          <table:table-cell table:style-name="Table2.D1" office:value-type="string">
            <text:p text:style-name="P7">Status</text:p>
          </table:table-cell>
        </table:table-row>
        <table:table-row>
          <table:table-cell table:style-name="Table2.A2" office:value-type="string">
            <text:p text:style-name="P8">1</text:p>
          </table:table-cell>
          <table:table-cell table:style-name="Table2.A2" office:value-type="string">
            <text:p text:style-name="P8">Test lastname text box empty or not</text:p>
            <text:p text:style-name="P8"/>
            <text:p text:style-name="P45">I/P : <text:s text:c="2"/>jejurkar</text:p>
            <text:p text:style-name="P45">O/P: </text:p>
          </table:table-cell>
          <table:table-cell table:style-name="Table2.A2" office:value-type="string">
            <text:p text:style-name="P8">{</text:p>
            <text:p text:style-name="P8">}</text:p>
          </table:table-cell>
          <table:table-cell table:style-name="Table2.D2" office:value-type="string">
            <text:p text:style-name="P8">Fail</text:p>
          </table:table-cell>
        </table:table-row>
        <table:table-row>
          <table:table-cell table:style-name="Table2.A2" office:value-type="string">
            <text:p text:style-name="P8">2</text:p>
          </table:table-cell>
          <table:table-cell table:style-name="Table2.A2" office:value-type="string">
            <text:p text:style-name="P8">Test lastname text box empty or not</text:p>
            <text:p text:style-name="P8"/>
            <text:p text:style-name="P45">I/P : <text:s text:c="2"/>jejurkar</text:p>
            <text:p text:style-name="P45">O/P: <text:s/>true</text:p>
          </table:table-cell>
          <table:table-cell table:style-name="Table2.A2" office:value-type="string">
            <text:p text:style-name="P8">if (lastname is empty){</text:p>
            <text:p text:style-name="P8">notify(“enter lastname”);</text:p>
            <text:p text:style-name="P8">}</text:p>
            <text:p text:style-name="P8">else{</text:p>
            <text:p text:style-name="P8">return true;</text:p>
            <text:p text:style-name="P8">}</text:p>
          </table:table-cell>
          <table:table-cell table:style-name="Table2.D2" office:value-type="string">
            <text:p text:style-name="P8">Pass</text:p>
          </table:table-cell>
        </table:table-row>
        <table:table-row>
          <table:table-cell table:style-name="Table2.A2" office:value-type="string">
            <text:p text:style-name="P8">3</text:p>
          </table:table-cell>
          <table:table-cell table:style-name="Table2.A2" office:value-type="string">
            <text:p text:style-name="P8">Test lastname contains number</text:p>
            <text:p text:style-name="P8"/>
            <text:p text:style-name="P8"/>
            <text:p text:style-name="P45">I/P : <text:s text:c="2"/>jejurkar12</text:p>
            <text:p text:style-name="P45">O/P: <text:s text:c="2"/>true</text:p>
          </table:table-cell>
          <table:table-cell table:style-name="Table2.A2" office:value-type="string">
            <text:p text:style-name="P8">if (lastname is empty){</text:p>
            <text:p text:style-name="P8">notify(“enter lastname”);</text:p>
            <text:p text:style-name="P8">}</text:p>
            <text:p text:style-name="P8">else{</text:p>
            <text:p text:style-name="P8">return true;</text:p>
            <text:p text:style-name="P8">}</text:p>
          </table:table-cell>
          <table:table-cell table:style-name="Table2.D2" office:value-type="string">
            <text:p text:style-name="P8">Fail</text:p>
          </table:table-cell>
        </table:table-row>
        <table:table-row>
          <table:table-cell table:style-name="Table2.A2" office:value-type="string">
            <text:p text:style-name="P8">4</text:p>
          </table:table-cell>
          <table:table-cell table:style-name="Table2.A2" office:value-type="string">
            <text:p text:style-name="P8">Test lastname contains number and not empty</text:p>
            <text:p text:style-name="P8"/>
            <text:p text:style-name="P8"/>
            <text:p text:style-name="P45">I/P : <text:s text:c="2"/>jejurkar12</text:p>
            <text:p text:style-name="P45">O/P: <text:s/><text:span text:style-name="T1">Invalide Name</text:span></text:p>
          </table:table-cell>
          <table:table-cell table:style-name="Table2.A2" office:value-type="string">
            <text:p text:style-name="P8">if (lastname is empty){</text:p>
            <text:p text:style-name="P8">notify(“enter lastname”);</text:p>
            <text:p text:style-name="P8">}</text:p>
            <text:p text:style-name="P8">else if(lastname number){</text:p>
            <text:p text:style-name="P8">notify(“Invalide Name”);</text:p>
            <text:p text:style-name="P8">}</text:p>
            <text:p text:style-name="P8">else{</text:p>
            <text:p text:style-name="P8">return true;</text:p>
            <text:p text:style-name="P8">}</text:p>
          </table:table-cell>
          <table:table-cell table:style-name="Table2.D2" office:value-type="string">
            <text:p text:style-name="P8">Pass</text:p>
          </table:table-cell>
        </table:table-row>
        <table:table-row>
          <table:table-cell table:style-name="Table2.A2" office:value-type="string">
            <text:p text:style-name="P8">5</text:p>
          </table:table-cell>
          <table:table-cell table:style-name="Table2.A2" office:value-type="string">
            <text:p text:style-name="P8">Test lastname contains special charecter</text:p>
            <text:p text:style-name="P8"/>
            <text:p text:style-name="P8"/>
            <text:p text:style-name="P46">I/P : <text:s text:c="2"/>jejurkar<text:span text:style-name="T11">@</text:span>12</text:p>
            <text:p text:style-name="P46">O/P: <text:s/><text:span text:style-name="T11">true</text:span></text:p>
          </table:table-cell>
          <table:table-cell table:style-name="Table2.A2" office:value-type="string">
            <text:p text:style-name="P8">if (lastname is empty){</text:p>
            <text:p text:style-name="P8">notify(“enter lastname”);</text:p>
            <text:p text:style-name="P8">}</text:p>
            <text:p text:style-name="P8">else if(lastname number){</text:p>
            <text:p text:style-name="P8">notify(“Invalide Name”);</text:p>
            <text:p text:style-name="P8">}</text:p>
            <text:p text:style-name="P8">else{</text:p>
            <text:p text:style-name="P8">return true;</text:p>
            <text:p text:style-name="P8">}</text:p>
          </table:table-cell>
          <table:table-cell table:style-name="Table2.D2" office:value-type="string">
            <text:p text:style-name="P15">Fail</text:p>
          </table:table-cell>
        </table:table-row>
        <table:table-row>
          <table:table-cell table:style-name="Table2.A2" office:value-type="string">
            <text:p text:style-name="P15">6</text:p>
          </table:table-cell>
          <table:table-cell table:style-name="Table2.A2" office:value-type="string">
            <text:p text:style-name="P8">Test lastname contains special charecter</text:p>
            <text:p text:style-name="P8"/>
            <text:p text:style-name="P8"/>
            <text:p text:style-name="P46">I/P : <text:s text:c="2"/>jejurkar<text:span text:style-name="T11">@</text:span>12</text:p>
            <text:p text:style-name="P46">O/P: <text:s/><text:span text:style-name="T1">Invalide Name</text:span></text:p>
          </table:table-cell>
          <table:table-cell table:style-name="Table2.A2" office:value-type="string">
            <text:p text:style-name="P8">if (lastname is empty){</text:p>
            <text:p text:style-name="P8">notify(“enter lastname”);</text:p>
            <text:p text:style-name="P8">}</text:p>
            <text:p text:style-name="P8">else if(lastname <text:span text:style-name="T2">is</text:span> number){</text:p>
            <text:p text:style-name="P8">notify(“Invalide Name”);</text:p>
            <text:p text:style-name="P8">}</text:p>
            <text:p text:style-name="P8">else if(lastname <text:span text:style-name="T2">has special chars</text:span>){</text:p>
            <text:p text:style-name="P8">notify(“Invalide Name”);</text:p>
            <text:p text:style-name="P8">}</text:p>
            <text:p text:style-name="P8">else{</text:p>
            <text:p text:style-name="P8">return true;</text:p>
            <text:p text:style-name="P8">}</text:p>
          </table:table-cell>
          <table:table-cell table:style-name="Table2.D2" office:value-type="string">
            <text:p text:style-name="P15">Pass</text:p>
          </table:table-cell>
        </table:table-row>
      </table:table>
      <text:p text:style-name="P1"><text:soft-page-break/></text:p>
      <text:p text:style-name="P1"/>
      <text:p text:style-name="P2">Test Cases for Email field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7">Sr no</text:p>
          </table:table-cell>
          <table:table-cell table:style-name="Table3.A1" office:value-type="string">
            <text:p text:style-name="P7">Test Case</text:p>
          </table:table-cell>
          <table:table-cell table:style-name="Table3.A1" office:value-type="string">
            <text:p text:style-name="P7">Function</text:p>
          </table:table-cell>
          <table:table-cell table:style-name="Table3.D1" office:value-type="string">
            <text:p text:style-name="P7">Status</text:p>
          </table:table-cell>
        </table:table-row>
        <table:table-row>
          <table:table-cell table:style-name="Table3.A2" office:value-type="string">
            <text:p text:style-name="P8">1</text:p>
          </table:table-cell>
          <table:table-cell table:style-name="Table3.A2" office:value-type="string">
            <text:p text:style-name="P8">Test <text:span text:style-name="T2">email</text:span> text box empty or not</text:p>
            <text:p text:style-name="P8"/>
            <text:p text:style-name="P24">I/O : email = “”</text:p>
            <text:p text:style-name="P24">O/P : </text:p>
          </table:table-cell>
          <table:table-cell table:style-name="Table3.A2" office:value-type="string">
            <text:p text:style-name="P8">{</text:p>
            <text:p text:style-name="P8">}</text:p>
          </table:table-cell>
          <table:table-cell table:style-name="Table3.D2" office:value-type="string">
            <text:p text:style-name="P8">Fail</text:p>
          </table:table-cell>
        </table:table-row>
        <table:table-row>
          <table:table-cell table:style-name="Table3.A2" office:value-type="string">
            <text:p text:style-name="P8">2</text:p>
          </table:table-cell>
          <table:table-cell table:style-name="Table3.A2" office:value-type="string">
            <text:p text:style-name="P8">Test <text:span text:style-name="T2">email</text:span> text box empty or not</text:p>
            <text:p text:style-name="P8"/>
            <text:p text:style-name="P8"/>
            <text:p text:style-name="P24">I/O : email = “”</text:p>
            <text:p text:style-name="P24">O/P: enter email</text:p>
          </table:table-cell>
          <table:table-cell table:style-name="Table3.A2" office:value-type="string">
            <text:p text:style-name="P8">if (<text:span text:style-name="T2">email</text:span> is empty){</text:p>
            <text:p text:style-name="P8">notify(“enter <text:span text:style-name="T3">email</text:span>”);</text:p>
            <text:p text:style-name="P8">}</text:p>
            <text:p text:style-name="P8">else{</text:p>
            <text:p text:style-name="P8">return true;</text:p>
            <text:p text:style-name="P8">}</text:p>
          </table:table-cell>
          <table:table-cell table:style-name="Table3.D2" office:value-type="string">
            <text:p text:style-name="P8">Pass</text:p>
          </table:table-cell>
        </table:table-row>
        <table:table-row>
          <table:table-cell table:style-name="Table3.A2" office:value-type="string">
            <text:p text:style-name="P8">3</text:p>
          </table:table-cell>
          <table:table-cell table:style-name="Table3.A2" office:value-type="string">
            <text:p text:style-name="P8">Test <text:span text:style-name="T3">email</text:span> contains <text:span text:style-name="T3">@ sign</text:span></text:p>
            <text:p text:style-name="P8"/>
            <text:p text:style-name="P24">I/O: email = swapnil</text:p>
            <text:p text:style-name="P24">O/P: true</text:p>
          </table:table-cell>
          <table:table-cell table:style-name="Table3.A2" office:value-type="string">
            <text:p text:style-name="P8">if (<text:span text:style-name="T3">email</text:span> is empty){</text:p>
            <text:p text:style-name="P8">notify(“enter <text:span text:style-name="T3">email</text:span>”);</text:p>
            <text:p text:style-name="P8">}</text:p>
            <text:p text:style-name="P16">else <text:span text:style-name="T4">{</text:span></text:p>
            <text:p text:style-name="P8">return true;</text:p>
            <text:p text:style-name="P8">}</text:p>
          </table:table-cell>
          <table:table-cell table:style-name="Table3.D2" office:value-type="string">
            <text:p text:style-name="P8">Fail</text:p>
          </table:table-cell>
        </table:table-row>
        <table:table-row>
          <table:table-cell table:style-name="Table3.A2" office:value-type="string">
            <text:p text:style-name="P8">4</text:p>
          </table:table-cell>
          <table:table-cell table:style-name="Table3.A2" office:value-type="string">
            <text:p text:style-name="P9">Test <text:span text:style-name="T3">email</text:span> contains <text:span text:style-name="T3">@ sign</text:span></text:p>
            <text:p text:style-name="P9"/>
            <text:p text:style-name="P9"/>
            <text:p text:style-name="P24">I/O : email = Swapnil<text:line-break/>O/P: <text:span text:style-name="T1">enter email with @</text:span></text:p>
          </table:table-cell>
          <table:table-cell table:style-name="Table3.A2" office:value-type="string">
            <text:p text:style-name="P9">if (<text:span text:style-name="T3">email</text:span> is empty){</text:p>
            <text:p text:style-name="P9">notify(“enter <text:span text:style-name="T3">email</text:span>”);</text:p>
            <text:p text:style-name="P9">}</text:p>
            <text:p text:style-name="P17">else <text:span text:style-name="T4">if(email not contain “@”)</text:span> <text:span text:style-name="T4">{</text:span></text:p>
            <text:p text:style-name="P17"><text:span text:style-name="T1">notify(“enter </text:span>email <text:span text:style-name="T4">with @”);}</text:span></text:p>
            <text:p text:style-name="P20">else{</text:p>
            <text:p text:style-name="P9">return true;</text:p>
            <text:p text:style-name="P9">}</text:p>
          </table:table-cell>
          <table:table-cell table:style-name="Table3.D2" office:value-type="string">
            <text:p text:style-name="P8">Pass</text:p>
          </table:table-cell>
        </table:table-row>
        <table:table-row>
          <table:table-cell table:style-name="Table3.A2" office:value-type="string">
            <text:p text:style-name="P8">5</text:p>
          </table:table-cell>
          <table:table-cell table:style-name="Table3.A2" office:value-type="string">
            <text:p text:style-name="P22">Test email contains @ sign and domain name</text:p>
            <text:p text:style-name="P8"/>
            <text:p text:style-name="P8"/>
            <text:p text:style-name="P8"/>
            <text:p text:style-name="P24">I/O: Swapnil@</text:p>
            <text:p text:style-name="P24">O/P : true</text:p>
          </table:table-cell>
          <table:table-cell table:style-name="Table3.A2" office:value-type="string">
            <text:p text:style-name="P10">if (<text:span text:style-name="T3">email</text:span> is empty){</text:p>
            <text:p text:style-name="P10">notify(“enter <text:span text:style-name="T3">email</text:span>”);</text:p>
            <text:p text:style-name="P10">}</text:p>
            <text:p text:style-name="P18">else <text:span text:style-name="T4">if(email not contain “@”)</text:span> <text:span text:style-name="T4">{</text:span></text:p>
            <text:p text:style-name="P18"><text:span text:style-name="T1">notify(“enter </text:span>email <text:span text:style-name="T4">with @”);</text:span></text:p>
            <text:p text:style-name="P18"><text:span text:style-name="T4">}</text:span></text:p>
            <text:p text:style-name="P21">else{</text:p>
            <text:p text:style-name="P10">return true;</text:p>
            <text:p text:style-name="P10">}</text:p>
          </table:table-cell>
          <table:table-cell table:style-name="Table3.D2" office:value-type="string">
            <text:p text:style-name="P15">Fail</text:p>
          </table:table-cell>
        </table:table-row>
        <table:table-row>
          <table:table-cell table:style-name="Table3.A2" office:value-type="string">
            <text:p text:style-name="P15">6</text:p>
          </table:table-cell>
          <table:table-cell table:style-name="Table3.A2" office:value-type="string">
            <text:p text:style-name="P22">Test email contains @ sign and domain name</text:p>
            <text:p text:style-name="P22"/>
            <text:p text:style-name="P22"/>
            <text:p text:style-name="P22"/>
            <text:p text:style-name="P24">I/O: Swapnil@</text:p>
            <text:p text:style-name="P24">O/P : enter Domain name</text:p>
            <text:p text:style-name="P10"/>
          </table:table-cell>
          <table:table-cell table:style-name="Table3.A2" office:value-type="string">
            <text:p text:style-name="P10"><text:span text:style-name="T6">i</text:span>f (<text:span text:style-name="T3">email</text:span> is empty){</text:p>
            <text:p text:style-name="P10">notify(“enter <text:span text:style-name="T3">email</text:span>”);</text:p>
            <text:p text:style-name="P10">}</text:p>
            <text:p text:style-name="P18">else <text:span text:style-name="T4">if(email not contain “@”)</text:span> <text:span text:style-name="T4">{</text:span></text:p>
            <text:p text:style-name="P18"><text:span text:style-name="T1">notify(“enter </text:span>email <text:span text:style-name="T4">with @”);</text:span></text:p>
            <text:p text:style-name="P18"><text:span text:style-name="T4">}</text:span></text:p>
            <text:p text:style-name="P11">else if(<text:span text:style-name="T4">email not contain domain name</text:span>){</text:p>
            <text:p text:style-name="P8">notify(“<text:span text:style-name="T5">enter Domain name</text:span>”);</text:p>
            <text:p text:style-name="P8">}</text:p>
            <text:p text:style-name="P8">else{</text:p>
            <text:p text:style-name="P8">return true;}</text:p>
            <text:p text:style-name="P8"><text:soft-page-break/></text:p>
          </table:table-cell>
          <table:table-cell table:style-name="Table3.D2" office:value-type="string">
            <text:p text:style-name="P15">Pass</text:p>
          </table:table-cell>
        </table:table-row>
        <table:table-row>
          <table:table-cell table:style-name="Table3.A2" office:value-type="string">
            <text:p text:style-name="P29">7</text:p>
          </table:table-cell>
          <table:table-cell table:style-name="Table3.A2" office:value-type="string">
            <text:p text:style-name="P23">Test email <text:span text:style-name="T6">space</text:span></text:p>
            <text:p text:style-name="P23"/>
            <text:p text:style-name="P23"/>
            <text:p text:style-name="P27">I/O: <text:a xlink:type="simple" xlink:href="mailto:Swapnil@g" text:style-name="Internet_20_link" text:visited-style-name="Visited_20_Internet_20_Link">Swapnil@</text:a><text:a xlink:type="simple" xlink:href="mailto:Swapnil@g" text:style-name="Internet_20_link" text:visited-style-name="Visited_20_Internet_20_Link"><text:span text:style-name="T11">g</text:span></text:a><text:span text:style-name="T11"> mail.com</text:span></text:p>
            <text:p text:style-name="P27">O/P : <text:span text:style-name="T11">true</text:span></text:p>
            <text:p text:style-name="P14"/>
          </table:table-cell>
          <table:table-cell table:style-name="Table3.A2" office:value-type="string">
            <text:p text:style-name="P12"><text:span text:style-name="T6">i</text:span>f (<text:span text:style-name="T3">email</text:span> is empty){</text:p>
            <text:p text:style-name="P12">notify(“enter <text:span text:style-name="T3">email</text:span>”);</text:p>
            <text:p text:style-name="P12">}</text:p>
            <text:p text:style-name="P19">else <text:span text:style-name="T4">if(email not contain “@”)</text:span> <text:span text:style-name="T4">{</text:span></text:p>
            <text:p text:style-name="P19"><text:span text:style-name="T1">notify(“enter </text:span>email <text:span text:style-name="T4">with @”);</text:span></text:p>
            <text:p text:style-name="P19"><text:span text:style-name="T4">}</text:span></text:p>
            <text:p text:style-name="P12">else if(<text:span text:style-name="T4">email not contain domain name</text:span>){</text:p>
            <text:p text:style-name="P12">notify(“<text:span text:style-name="T5">enter Domain name</text:span>”);</text:p>
            <text:p text:style-name="P12">}</text:p>
            <text:p text:style-name="P12">else{</text:p>
            <text:p text:style-name="P12">return true;</text:p>
            <text:p text:style-name="P12">}</text:p>
          </table:table-cell>
          <table:table-cell table:style-name="Table3.D2" office:value-type="string">
            <text:p text:style-name="P29">Fail</text:p>
          </table:table-cell>
        </table:table-row>
        <table:table-row>
          <table:table-cell table:style-name="Table3.A2" office:value-type="string">
            <text:p text:style-name="P29">8</text:p>
          </table:table-cell>
          <table:table-cell table:style-name="Table3.A2" office:value-type="string">
            <text:p text:style-name="P23">Test email <text:span text:style-name="T6">space</text:span></text:p>
            <text:p text:style-name="P23"/>
            <text:p text:style-name="P23"/>
            <text:p text:style-name="P27">I/O: <text:a xlink:type="simple" xlink:href="mailto:Swapnil@g" text:style-name="Internet_20_link" text:visited-style-name="Visited_20_Internet_20_Link">Swapnil@</text:a><text:a xlink:type="simple" xlink:href="mailto:Swapnil@g" text:style-name="Internet_20_link" text:visited-style-name="Visited_20_Internet_20_Link"><text:span text:style-name="T11">g</text:span></text:a><text:span text:style-name="T11"> mail.com</text:span></text:p>
            <text:p text:style-name="P27">O/P : <text:s/><text:span text:style-name="T6">enter email without space</text:span></text:p>
          </table:table-cell>
          <table:table-cell table:style-name="Table3.A2" office:value-type="string">
            <text:p text:style-name="P12"><text:span text:style-name="T6">i</text:span>f (<text:span text:style-name="T3">email</text:span> is empty){</text:p>
            <text:p text:style-name="P12">notify(“enter <text:span text:style-name="T3">email</text:span>”);</text:p>
            <text:p text:style-name="P12">}</text:p>
            <text:p text:style-name="P12"><text:span text:style-name="T6">else if(email not contain space){</text:span></text:p>
            <text:p text:style-name="P29">notify(“enter email without space”);</text:p>
            <text:p text:style-name="P12"><text:span text:style-name="T6">}</text:span></text:p>
            <text:p text:style-name="P19">else <text:span text:style-name="T4">if(email not contain “@”)</text:span> <text:span text:style-name="T4">{</text:span></text:p>
            <text:p text:style-name="P19"><text:span text:style-name="T1">notify(“enter </text:span>email <text:span text:style-name="T4">with @”);</text:span></text:p>
            <text:p text:style-name="P19"><text:span text:style-name="T4">}</text:span></text:p>
            <text:p text:style-name="P12">else if(<text:span text:style-name="T4">email not contain domain name</text:span>){</text:p>
            <text:p text:style-name="P12">notify(“<text:span text:style-name="T5">enter Domain name</text:span>”);</text:p>
            <text:p text:style-name="P12">}</text:p>
            <text:p text:style-name="P12">else{</text:p>
            <text:p text:style-name="P12">return true;</text:p>
            <text:p text:style-name="P12">}</text:p>
          </table:table-cell>
          <table:table-cell table:style-name="Table3.D2" office:value-type="string">
            <text:p text:style-name="P29">Pass</text:p>
          </table:table-cell>
        </table:table-row>
        <table:table-row>
          <table:table-cell table:style-name="Table3.A2" office:value-type="string">
            <text:p text:style-name="P29">9</text:p>
          </table:table-cell>
          <table:table-cell table:style-name="Table3.A2" office:value-type="string">
            <text:p text:style-name="P29">Test top level domain</text:p>
            <text:p text:style-name="P29"/>
            <text:p text:style-name="P29"/>
            <text:p text:style-name="P28">I/O: <text:a xlink:type="simple" xlink:href="mailto:Swapnil@g" text:style-name="Internet_20_link" text:visited-style-name="Visited_20_Internet_20_Link">Swapnil@</text:a><text:a xlink:type="simple" xlink:href="mailto:Swapnil@g" text:style-name="Internet_20_link" text:visited-style-name="Visited_20_Internet_20_Link"><text:span text:style-name="T11">g</text:span></text:a><text:span text:style-name="T11">mail</text:span></text:p>
            <text:p text:style-name="P28">O/P : <text:s/><text:span text:style-name="T12">true</text:span></text:p>
          </table:table-cell>
          <table:table-cell table:style-name="Table3.A2" office:value-type="string">
            <text:p text:style-name="P12"><text:span text:style-name="T6">i</text:span>f (<text:span text:style-name="T3">email</text:span> is empty){</text:p>
            <text:p text:style-name="P12">notify(“enter <text:span text:style-name="T3">email</text:span>”);</text:p>
            <text:p text:style-name="P12">}</text:p>
            <text:p text:style-name="P12"><text:span text:style-name="T6">else if(email not contain space){</text:span></text:p>
            <text:p text:style-name="P29">notify(“enter email without space”);</text:p>
            <text:p text:style-name="P12"><text:span text:style-name="T6">}</text:span></text:p>
            <text:p text:style-name="P19">else <text:span text:style-name="T4">if(email not contain “@”)</text:span> <text:span text:style-name="T4">{</text:span></text:p>
            <text:p text:style-name="P19"><text:span text:style-name="T1">notify(“enter </text:span>email <text:span text:style-name="T4">with @”);</text:span></text:p>
            <text:p text:style-name="P19"><text:span text:style-name="T4">}</text:span></text:p>
            <text:p text:style-name="P12">else if(<text:span text:style-name="T4">email not contain domain name</text:span>){</text:p>
            <text:p text:style-name="P12">notify(“<text:span text:style-name="T5">enter Domain name</text:span>”);</text:p>
            <text:p text:style-name="P12">}</text:p>
            <text:p text:style-name="P12">else{</text:p>
            <text:p text:style-name="P12">return true;</text:p>
            <text:p text:style-name="P12">}</text:p>
          </table:table-cell>
          <table:table-cell table:style-name="Table3.D2" office:value-type="string">
            <text:p text:style-name="P29">Fail</text:p>
          </table:table-cell>
        </table:table-row>
        <table:table-row>
          <table:table-cell table:style-name="Table3.A2" office:value-type="string">
            <text:p text:style-name="P29">10</text:p>
          </table:table-cell>
          <table:table-cell table:style-name="Table3.A2" office:value-type="string">
            <text:p text:style-name="P29">Test top level domain</text:p>
            <text:p text:style-name="P29"/>
            <text:p text:style-name="P29"/>
            <text:p text:style-name="P29"><text:soft-page-break/></text:p>
            <text:p text:style-name="P29"/>
            <text:p text:style-name="P29"/>
            <text:p text:style-name="P29"/>
            <text:p text:style-name="P29"/>
            <text:p text:style-name="P29"/>
            <text:p text:style-name="P29">I/P: <text:a xlink:type="simple" xlink:href="mailto:swapnil@gmail" text:style-name="Internet_20_link" text:visited-style-name="Visited_20_Internet_20_Link">swapnil@gmail</text:a></text:p>
            <text:p text:style-name="P29">O/P: enter Domain name</text:p>
          </table:table-cell>
          <table:table-cell table:style-name="Table3.A2" office:value-type="string">
            <text:p text:style-name="P12"><text:span text:style-name="T6">i</text:span>f (<text:span text:style-name="T3">email</text:span> is empty){</text:p>
            <text:p text:style-name="P12">notify(“enter <text:span text:style-name="T3">email</text:span>”);</text:p>
            <text:p text:style-name="P12">}</text:p>
            <text:p text:style-name="P12"><text:soft-page-break/><text:span text:style-name="T6">else if(email not contain space){</text:span></text:p>
            <text:p text:style-name="P29">notify(“enter email without space”);</text:p>
            <text:p text:style-name="P12"><text:span text:style-name="T6">}</text:span></text:p>
            <text:p text:style-name="P19">else <text:span text:style-name="T4">if(email not contain “@”)</text:span> <text:span text:style-name="T4">{</text:span></text:p>
            <text:p text:style-name="P19"><text:span text:style-name="T1">notify(“enter </text:span>email <text:span text:style-name="T4">with @”);</text:span></text:p>
            <text:p text:style-name="P19"><text:span text:style-name="T4">}</text:span></text:p>
            <text:p text:style-name="P12">else if(<text:span text:style-name="T4">email not contain domain name and email not contain top level domain</text:span>){</text:p>
            <text:p text:style-name="P12">notify(“<text:span text:style-name="T5">enter Domain name</text:span>”);</text:p>
            <text:p text:style-name="P12">}</text:p>
            <text:p text:style-name="P12">else{</text:p>
            <text:p text:style-name="P12">return true;</text:p>
            <text:p text:style-name="P12">}</text:p>
          </table:table-cell>
          <table:table-cell table:style-name="Table3.D2" office:value-type="string">
            <text:p text:style-name="P15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4">Test case for Username</text:p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7">Sr no</text:p>
          </table:table-cell>
          <table:table-cell table:style-name="Table4.A1" office:value-type="string">
            <text:p text:style-name="P7">Test Case</text:p>
          </table:table-cell>
          <table:table-cell table:style-name="Table4.A1" office:value-type="string">
            <text:p text:style-name="P7">Function</text:p>
          </table:table-cell>
          <table:table-cell table:style-name="Table4.D1" office:value-type="string">
            <text:p text:style-name="P7">Status</text:p>
          </table:table-cell>
        </table:table-row>
        <table:table-row>
          <table:table-cell table:style-name="Table4.A2" office:value-type="string">
            <text:p text:style-name="P30">1</text:p>
          </table:table-cell>
          <table:table-cell table:style-name="Table4.A2" office:value-type="string">
            <text:p text:style-name="P30">Username is empty</text:p>
            <text:p text:style-name="P30"/>
            <text:p text:style-name="P33">I/P: swapnil</text:p>
            <text:p text:style-name="P33">O/P:</text:p>
          </table:table-cell>
          <table:table-cell table:style-name="Table4.A2" office:value-type="string">
            <text:p text:style-name="P30">{</text:p>
            <text:p text:style-name="P30">}</text:p>
          </table:table-cell>
          <table:table-cell table:style-name="Table4.D2" office:value-type="string">
            <text:p text:style-name="P30">Fail</text:p>
          </table:table-cell>
        </table:table-row>
        <table:table-row>
          <table:table-cell table:style-name="Table4.A2" office:value-type="string">
            <text:p text:style-name="P33">2</text:p>
          </table:table-cell>
          <table:table-cell table:style-name="Table4.A2" office:value-type="string">
            <text:p text:style-name="P31">Username is empty</text:p>
            <text:p text:style-name="P31"/>
            <text:p text:style-name="P31"/>
            <text:p text:style-name="P33">I/P: swapnil</text:p>
            <text:p text:style-name="P33">O/P:enter username</text:p>
          </table:table-cell>
          <table:table-cell table:style-name="Table4.A2" office:value-type="string">
            <text:p text:style-name="P33">if(username is empty){</text:p>
            <text:p text:style-name="P33">notify(“enter username”);</text:p>
            <text:p text:style-name="P33">}</text:p>
            <text:p text:style-name="P33">else</text:p>
            <text:p text:style-name="P33">{return true;}</text:p>
          </table:table-cell>
          <table:table-cell table:style-name="Table4.D2" office:value-type="string">
            <text:p text:style-name="P33">Pass</text:p>
          </table:table-cell>
        </table:table-row>
        <table:table-row>
          <table:table-cell table:style-name="Table4.A2" office:value-type="string">
            <text:p text:style-name="P33">3</text:p>
          </table:table-cell>
          <table:table-cell table:style-name="Table4.A2" office:value-type="string">
            <text:p text:style-name="P33">Username contains special chars</text:p>
            <text:p text:style-name="P32"/>
            <text:p text:style-name="P34">I/P: swapnil</text:p>
            <text:p text:style-name="P34">O/P:<text:span text:style-name="T7">true</text:span></text:p>
          </table:table-cell>
          <table:table-cell table:style-name="Table4.A2" office:value-type="string">
            <text:p text:style-name="P33">if(username is empty){</text:p>
            <text:p text:style-name="P33">notify(“enter username”);</text:p>
            <text:p text:style-name="P33">}</text:p>
            <text:p text:style-name="P33">else</text:p>
            <text:p text:style-name="P33">{return true;}</text:p>
          </table:table-cell>
          <table:table-cell table:style-name="Table4.D2" office:value-type="string">
            <text:p text:style-name="P33">Fail</text:p>
          </table:table-cell>
        </table:table-row>
        <table:table-row>
          <table:table-cell table:style-name="Table4.A2" office:value-type="string">
            <text:p text:style-name="P33">4</text:p>
          </table:table-cell>
          <table:table-cell table:style-name="Table4.A2" office:value-type="string">
            <text:p text:style-name="P33">Username contains special chars</text:p>
            <text:p text:style-name="P33"/>
            <text:p text:style-name="P33"/>
            <text:p text:style-name="P32"/>
            <text:p text:style-name="P34">I/P: “swapnil”</text:p>
            <text:p text:style-name="P34">O/P: invalid username</text:p>
          </table:table-cell>
          <table:table-cell table:style-name="Table4.A2" office:value-type="string">
            <text:p text:style-name="P33">if(username is empty){</text:p>
            <text:p text:style-name="P33">notify(“enter username”);</text:p>
            <text:p text:style-name="P33">}</text:p>
            <text:p text:style-name="P33">else if(username contains special charecters){</text:p>
            <text:p text:style-name="P33">notify(“invalid username”);}</text:p>
            <text:p text:style-name="P33">else</text:p>
            <text:p text:style-name="P33">{return true;}</text:p>
          </table:table-cell>
          <table:table-cell table:style-name="Table4.D2" office:value-type="string">
            <text:p text:style-name="P33">Pass</text:p>
          </table:table-cell>
        </table:table-row>
        <table:table-row>
          <table:table-cell table:style-name="Table4.A2" office:value-type="string">
            <text:p text:style-name="P33">5</text:p>
          </table:table-cell>
          <table:table-cell table:style-name="Table4.A2" office:value-type="string">
            <text:p text:style-name="P34">Username length greater than 8 <text:span text:style-name="T7">and less than 15</text:span></text:p>
            <text:p text:style-name="P33"/>
            <text:p text:style-name="P33"/>
            <text:p text:style-name="P33"/>
            <text:p text:style-name="P34">I/P: “swapnil”</text:p>
            <text:p text:style-name="P34">O/P: <text:span text:style-name="T7">true</text:span></text:p>
          </table:table-cell>
          <table:table-cell table:style-name="Table4.A2" office:value-type="string">
            <text:p text:style-name="P33">if(username is empty){</text:p>
            <text:p text:style-name="P33">notify(“enter username”);</text:p>
            <text:p text:style-name="P33">}</text:p>
            <text:p text:style-name="P33">else if(username contains special charecters){</text:p>
            <text:p text:style-name="P33">notify(“invalid username”);</text:p>
            <text:p text:style-name="P33">}</text:p>
            <text:p text:style-name="P33">else</text:p>
            <text:p text:style-name="P33">{return true;</text:p>
            <text:p text:style-name="P33">}</text:p>
          </table:table-cell>
          <table:table-cell table:style-name="Table4.D2" office:value-type="string">
            <text:p text:style-name="P33">Fail</text:p>
          </table:table-cell>
        </table:table-row>
        <table:table-row>
          <table:table-cell table:style-name="Table4.A2" office:value-type="string">
            <text:p text:style-name="P35">6</text:p>
          </table:table-cell>
          <table:table-cell table:style-name="Table4.A2" office:value-type="string">
            <text:p text:style-name="P33">Username length greater than 8 <text:span text:style-name="T7">and less than 15</text:span></text:p>
            <text:p text:style-name="P33"/>
            <text:p text:style-name="P34">I/P: swapnil</text:p>
            <text:p text:style-name="P34">O/P: <text:s/>username is small <text:span text:style-name="T7">or big</text:span></text:p>
            <text:p text:style-name="P34"/>
            <text:p text:style-name="P34"/>
            <text:p text:style-name="P34">I/P: swapnil<text:span text:style-name="T7">jejurkar123</text:span></text:p>
            <text:p text:style-name="P34">O/P: <text:s/>username is small <text:span text:style-name="T7">or big</text:span></text:p>
            <text:p text:style-name="P34"/>
            <text:p text:style-name="P34"><text:soft-page-break/></text:p>
            <text:p text:style-name="P34"/>
            <text:p text:style-name="P34"/>
            <text:p text:style-name="P34"/>
          </table:table-cell>
          <table:table-cell table:style-name="Table4.A2" office:value-type="string">
            <text:p text:style-name="P33">if(username is empty){</text:p>
            <text:p text:style-name="P33">notify(“enter username”);</text:p>
            <text:p text:style-name="P33">}</text:p>
            <text:p text:style-name="P33">else if(username length &lt; 8 <text:span text:style-name="T7">or username &gt; 15</text:span>){</text:p>
            <text:p text:style-name="P33">notify(“username is small <text:span text:style-name="T7">or big</text:span>”);</text:p>
            <text:p text:style-name="P33">}</text:p>
            <text:p text:style-name="P33">else if(username contains special charecters){</text:p>
            <text:p text:style-name="P33">notify(“invalid username”);</text:p>
            <text:p text:style-name="P33"><text:soft-page-break/>}</text:p>
            <text:p text:style-name="P33">else</text:p>
            <text:p text:style-name="P33">{return true;</text:p>
            <text:p text:style-name="P33">}</text:p>
            <text:p text:style-name="P33"/>
          </table:table-cell>
          <table:table-cell table:style-name="Table4.D2" office:value-type="string">
            <text:p text:style-name="P33">Pass</text:p>
          </table:table-cell>
        </table:table-row>
        <table:table-row>
          <table:table-cell table:style-name="Table4.A2" office:value-type="string">
            <text:p text:style-name="P35">7</text:p>
          </table:table-cell>
          <table:table-cell table:style-name="Table4.A2" office:value-type="string">
            <text:p text:style-name="P35">Username includes space</text:p>
            <text:p text:style-name="P35"/>
            <text:p text:style-name="P35"/>
            <text:p text:style-name="P35"/>
            <text:p text:style-name="P34">I/P: swapnil <text:span text:style-name="T7">jejurkar123</text:span></text:p>
            <text:p text:style-name="P34">O/P: <text:s/><text:span text:style-name="T7">true</text:span></text:p>
            <text:p text:style-name="P34"/>
          </table:table-cell>
          <table:table-cell table:style-name="Table4.A2" office:value-type="string">
            <text:p text:style-name="P34">if(username is empty){</text:p>
            <text:p text:style-name="P34">notify(“enter username”);</text:p>
            <text:p text:style-name="P34">}</text:p>
            <text:p text:style-name="P34">else if(username length &lt; 8 <text:span text:style-name="T7">or username &gt; 15</text:span>){</text:p>
            <text:p text:style-name="P34">notify(“username is small <text:span text:style-name="T7">or big</text:span>”);</text:p>
            <text:p text:style-name="P34">}</text:p>
            <text:p text:style-name="P34">else if(username contains special charecters){</text:p>
            <text:p text:style-name="P34">notify(“invalid username”);</text:p>
            <text:p text:style-name="P34">}</text:p>
            <text:p text:style-name="P34">else</text:p>
            <text:p text:style-name="P34">{return true;</text:p>
            <text:p text:style-name="P34">}</text:p>
            <text:p text:style-name="P34"/>
          </table:table-cell>
          <table:table-cell table:style-name="Table4.D2" office:value-type="string">
            <text:p text:style-name="P35">Fail</text:p>
          </table:table-cell>
        </table:table-row>
        <table:table-row>
          <table:table-cell table:style-name="Table4.A2" office:value-type="string">
            <text:p text:style-name="P35">8</text:p>
          </table:table-cell>
          <table:table-cell table:style-name="Table4.A2" office:value-type="string">
            <text:p text:style-name="P35">Username includes space</text:p>
            <text:p text:style-name="P35"/>
            <text:p text:style-name="P35"/>
            <text:p text:style-name="P34">I/P: swapnil<text:span text:style-name="T7">jejurkar123</text:span></text:p>
            <text:p text:style-name="P34">O/P: <text:s/><text:span text:style-name="T7">username contain space</text:span></text:p>
            <text:p text:style-name="P34"/>
          </table:table-cell>
          <table:table-cell table:style-name="Table4.A2" office:value-type="string">
            <text:p text:style-name="P34">if(username is empty){</text:p>
            <text:p text:style-name="P34">notify(“enter username”);</text:p>
            <text:p text:style-name="P34">}</text:p>
            <text:p text:style-name="P34">else if(username length &lt; 8 <text:span text:style-name="T7">or username &gt; 15</text:span>){</text:p>
            <text:p text:style-name="P34">notify(“username is small <text:span text:style-name="T7">or big</text:span>”);</text:p>
            <text:p text:style-name="P34">}</text:p>
            <text:p text:style-name="P35">else if(username has space) {</text:p>
            <text:p text:style-name="P35">notify(“username contain space”);</text:p>
            <text:p text:style-name="P35">}</text:p>
            <text:p text:style-name="P34">else if(username contains special charecters){</text:p>
            <text:p text:style-name="P34">notify(“invalid username”);</text:p>
            <text:p text:style-name="P34">}</text:p>
            <text:p text:style-name="P34">else</text:p>
            <text:p text:style-name="P34">{return true;</text:p>
            <text:p text:style-name="P34">}</text:p>
            <text:p text:style-name="P34"/>
          </table:table-cell>
          <table:table-cell table:style-name="Table4.D2" office:value-type="string">
            <text:p text:style-name="P35">Pass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5">Test Case for Password</text:p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7">Sr no</text:p>
          </table:table-cell>
          <table:table-cell table:style-name="Table5.A1" office:value-type="string">
            <text:p text:style-name="P7">Test Case</text:p>
          </table:table-cell>
          <table:table-cell table:style-name="Table5.A1" office:value-type="string">
            <text:p text:style-name="P7">Function</text:p>
          </table:table-cell>
          <table:table-cell table:style-name="Table5.D1" office:value-type="string">
            <text:p text:style-name="P7">Status</text:p>
          </table:table-cell>
        </table:table-row>
        <table:table-row>
          <table:table-cell table:style-name="Table5.A2" office:value-type="string">
            <text:p text:style-name="P36">1</text:p>
          </table:table-cell>
          <table:table-cell table:style-name="Table5.A2" office:value-type="string">
            <text:p text:style-name="P36">Password is empty</text:p>
            <text:p text:style-name="P36">I/P: “”</text:p>
            <text:p text:style-name="P36">O/P : </text:p>
          </table:table-cell>
          <table:table-cell table:style-name="Table5.A2" office:value-type="string">
            <text:p text:style-name="P36">{</text:p>
            <text:p text:style-name="P36">}</text:p>
          </table:table-cell>
          <table:table-cell table:style-name="Table5.D2" office:value-type="string">
            <text:p text:style-name="P36">Fail</text:p>
          </table:table-cell>
        </table:table-row>
        <table:table-row>
          <table:table-cell table:style-name="Table5.A2" office:value-type="string">
            <text:p text:style-name="P36">2</text:p>
          </table:table-cell>
          <table:table-cell table:style-name="Table5.A2" office:value-type="string">
            <text:p text:style-name="P36">Password is empty</text:p>
            <text:p text:style-name="P36"/>
            <text:p text:style-name="P36">I/P:””</text:p>
            <text:p text:style-name="P36">O/P : <text:s/>password should not empty</text:p>
            <text:p text:style-name="P36"/>
          </table:table-cell>
          <table:table-cell table:style-name="Table5.A2" office:value-type="string">
            <text:p text:style-name="P36">if(password is empty){</text:p>
            <text:p text:style-name="P36">notify(“password should not empty”);}</text:p>
            <text:p text:style-name="P36">else{</text:p>
            <text:p text:style-name="P36">return true;</text:p>
            <text:p text:style-name="P36">}</text:p>
          </table:table-cell>
          <table:table-cell table:style-name="Table5.D2" office:value-type="string">
            <text:p text:style-name="P36">Pass</text:p>
          </table:table-cell>
        </table:table-row>
        <table:table-row>
          <table:table-cell table:style-name="Table5.A2" office:value-type="string">
            <text:p text:style-name="P36">3</text:p>
          </table:table-cell>
          <table:table-cell table:style-name="Table5.A2" office:value-type="string">
            <text:p text:style-name="P36">Password is alphanumeric</text:p>
            <text:p text:style-name="P36"/>
            <text:p text:style-name="P36"/>
            <text:p text:style-name="P36">I/P:”swapnil”</text:p>
            <text:p text:style-name="P36">O/P : <text:s/>true</text:p>
            <text:p text:style-name="P36"/>
          </table:table-cell>
          <table:table-cell table:style-name="Table5.A2" office:value-type="string">
            <text:p text:style-name="P36">if(password is empty){</text:p>
            <text:p text:style-name="P36">notify(“password should not empty”);}</text:p>
            <text:p text:style-name="P36">else{</text:p>
            <text:p text:style-name="P36">return true;</text:p>
            <text:p text:style-name="P36">}</text:p>
          </table:table-cell>
          <table:table-cell table:style-name="Table5.D2" office:value-type="string">
            <text:p text:style-name="P36">Fail</text:p>
          </table:table-cell>
        </table:table-row>
        <table:table-row>
          <table:table-cell table:style-name="Table5.A2" office:value-type="string">
            <text:p text:style-name="P36">4</text:p>
          </table:table-cell>
          <table:table-cell table:style-name="Table5.A2" office:value-type="string">
            <text:p text:style-name="P36">Password is alphanumeric</text:p>
            <text:p text:style-name="P36"/>
            <text:p text:style-name="P36"/>
            <text:p text:style-name="P36">I/P:”swapnil”</text:p>
            <text:p text:style-name="P36">O/P : <text:s/>Password must contain atleat one alphabet and 1 number</text:p>
          </table:table-cell>
          <table:table-cell table:style-name="Table5.A2" office:value-type="string">
            <text:p text:style-name="P36">if(password is empty){</text:p>
            <text:p text:style-name="P36">notify(“password should not empty”);}</text:p>
            <text:p text:style-name="P36">else if(password is alphanumeric){</text:p>
            <text:p text:style-name="P36">notify(“Password must contain atleat one alphabet and 2 number”);}</text:p>
            <text:p text:style-name="P36">else{</text:p>
            <text:p text:style-name="P36">return true;</text:p>
            <text:p text:style-name="P36">}</text:p>
          </table:table-cell>
          <table:table-cell table:style-name="Table5.D2" office:value-type="string">
            <text:p text:style-name="P39">Pass</text:p>
          </table:table-cell>
        </table:table-row>
        <table:table-row>
          <table:table-cell table:style-name="Table5.A2" office:value-type="string">
            <text:p text:style-name="P36">5</text:p>
          </table:table-cell>
          <table:table-cell table:style-name="Table5.A2" office:value-type="string">
            <text:p text:style-name="P39">Password has special chars</text:p>
            <text:p text:style-name="P39"/>
            <text:p text:style-name="P39"/>
            <text:p text:style-name="P37">I/P:”swapnil<text:span text:style-name="T8">123</text:span>”</text:p>
            <text:p text:style-name="P37">O/P : <text:s/><text:span text:style-name="T8">true</text:span></text:p>
          </table:table-cell>
          <table:table-cell table:style-name="Table5.A2" office:value-type="string">
            <text:p text:style-name="P37">if(password is empty){</text:p>
            <text:p text:style-name="P37">notify(“password should not empty”);}</text:p>
            <text:p text:style-name="P37">else if(password is alphanumeric){</text:p>
            <text:p text:style-name="P37">notify(“Password must contain atleat one alphabet and 2 number”);}</text:p>
            <text:p text:style-name="P37">else{</text:p>
            <text:p text:style-name="P37">return true;</text:p>
            <text:p text:style-name="P37">}</text:p>
          </table:table-cell>
          <table:table-cell table:style-name="Table5.D2" office:value-type="string">
            <text:p text:style-name="P39">Fail</text:p>
          </table:table-cell>
        </table:table-row>
        <table:table-row>
          <table:table-cell table:style-name="Table5.A2" office:value-type="string">
            <text:p text:style-name="P36">6</text:p>
          </table:table-cell>
          <table:table-cell table:style-name="Table5.A2" office:value-type="string">
            <text:p text:style-name="P39">Password has special chars</text:p>
            <text:p text:style-name="P39"/>
            <text:p text:style-name="P39"/>
            <text:p text:style-name="P37">I/P:”swapnil<text:span text:style-name="T8">123</text:span>”</text:p>
            <text:p text:style-name="P37"><text:soft-page-break/>O/P : <text:s text:c="2"/><text:span text:style-name="T8">password must have atleast one <text:s/>Special charecter</text:span></text:p>
          </table:table-cell>
          <table:table-cell table:style-name="Table5.A2" office:value-type="string">
            <text:p text:style-name="P37">if(password is empty){</text:p>
            <text:p text:style-name="P37">notify(“password should not empty”);</text:p>
            <text:p text:style-name="P37">}</text:p>
            <text:p text:style-name="P37"><text:soft-page-break/>else if(password is alphanumeric){</text:p>
            <text:p text:style-name="P37">notify(“Password must contain atleat one alphabet and 2 number”);</text:p>
            <text:p text:style-name="P37">}</text:p>
            <text:p text:style-name="P39">else if(password dont have special chars){</text:p>
            <text:p text:style-name="P39">notify(“password must have atleast one <text:s/>Special charecter”);}</text:p>
            <text:p text:style-name="P37">else{</text:p>
            <text:p text:style-name="P37">return true;</text:p>
            <text:p text:style-name="P37">}</text:p>
          </table:table-cell>
          <table:table-cell table:style-name="Table5.D2" office:value-type="string">
            <text:p text:style-name="P39">Pass</text:p>
          </table:table-cell>
        </table:table-row>
        <table:table-row>
          <table:table-cell table:style-name="Table5.A2" office:value-type="string">
            <text:p text:style-name="P41">7</text:p>
          </table:table-cell>
          <table:table-cell table:style-name="Table5.A2" office:value-type="string">
            <text:p text:style-name="P41">Password length greater than 6</text:p>
            <text:p text:style-name="P41"/>
            <text:p text:style-name="P41"/>
            <text:p text:style-name="P41"/>
            <text:p text:style-name="P41"/>
            <text:p text:style-name="P38">I/P:”swa<text:span text:style-name="T9">@123</text:span>”</text:p>
            <text:p text:style-name="P38">O/P : <text:s/><text:span text:style-name="T8">password must have greater than 8 charecter</text:span></text:p>
            <text:p text:style-name="P38"/>
            <text:p text:style-name="P41"/>
          </table:table-cell>
          <table:table-cell table:style-name="Table5.A2" office:value-type="string">
            <text:p text:style-name="P37">if(password is empty){</text:p>
            <text:p text:style-name="P37">notify(“password should not empty”);</text:p>
            <text:p text:style-name="P37">}</text:p>
            <text:p text:style-name="P37">else if(password is alphanumeric){</text:p>
            <text:p text:style-name="P37">notify(“Password must contain atleat one alphabet and 2 number”);</text:p>
            <text:p text:style-name="P37">}</text:p>
            <text:p text:style-name="P39">else if(password dont have special chars){</text:p>
            <text:p text:style-name="P40">notify(“password must have atleast one <text:s/>Special charecter”);</text:p>
            <text:p text:style-name="P40">}</text:p>
            <text:p text:style-name="P41">else if(password.length &lt; 8){</text:p>
            <text:p text:style-name="P41"><text:span text:style-name="T8">notify(“password must have </text:span>greater than 8 charecter<text:span text:style-name="T8">”);</text:span>}</text:p>
            <text:p text:style-name="P37">else{</text:p>
            <text:p text:style-name="P37">return true;</text:p>
            <text:p text:style-name="P37">}</text:p>
          </table:table-cell>
          <table:table-cell table:style-name="Table5.D2" office:value-type="string">
            <text:p text:style-name="P39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6">Test case for Submit Button</text:p>
      <text:p text:style-name="P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42">Sr no.</text:p>
          </table:table-cell>
          <table:table-cell table:style-name="Table6.A1" office:value-type="string">
            <text:p text:style-name="P42">Test Case</text:p>
          </table:table-cell>
          <table:table-cell table:style-name="Table6.A1" office:value-type="string">
            <text:p text:style-name="P42">Function</text:p>
          </table:table-cell>
          <table:table-cell table:style-name="Table6.D1" office:value-type="string">
            <text:p text:style-name="P42">Status</text:p>
          </table:table-cell>
        </table:table-row>
        <table:table-row>
          <table:table-cell table:style-name="Table6.A2" office:value-type="string">
            <text:p text:style-name="P42">1</text:p>
          </table:table-cell>
          <table:table-cell table:style-name="Table6.A2" office:value-type="string">
            <text:p text:style-name="P43">Button is disabled</text:p>
          </table:table-cell>
          <table:table-cell table:style-name="Table6.A2" office:value-type="string">
            <text:p text:style-name="P44">{}</text:p>
          </table:table-cell>
          <table:table-cell table:style-name="Table6.D2" office:value-type="string">
            <text:p text:style-name="P44">Fail</text:p>
          </table:table-cell>
        </table:table-row>
        <table:table-row>
          <table:table-cell table:style-name="Table6.A2" office:value-type="string">
            <text:p text:style-name="P42">2</text:p>
          </table:table-cell>
          <table:table-cell table:style-name="Table6.A2" office:value-type="string">
            <text:p text:style-name="P44">Button is disabled</text:p>
          </table:table-cell>
          <table:table-cell table:style-name="Table6.A2" office:value-type="string">
            <text:p text:style-name="P44">if(button is enabled){</text:p>
            <text:p text:style-name="P44">return false;}</text:p>
            <text:p text:style-name="P44">else</text:p>
            <text:p text:style-name="P44">{</text:p>
            <text:p text:style-name="P44">return true;}</text:p>
          </table:table-cell>
          <table:table-cell table:style-name="Table6.D2" office:value-type="string">
            <text:p text:style-name="P44">Pass</text:p>
          </table:table-cell>
        </table:table-row>
        <table:table-row>
          <table:table-cell table:style-name="Table6.A2" office:value-type="string">
            <text:p text:style-name="P42">3</text:p>
          </table:table-cell>
          <table:table-cell table:style-name="Table6.A2" office:value-type="string">
            <text:p text:style-name="P42">Text box should not empty</text:p>
          </table:table-cell>
          <table:table-cell table:style-name="Table6.A2" office:value-type="string">
            <text:p text:style-name="P42">{</text:p>
            <text:p text:style-name="P42">}</text:p>
          </table:table-cell>
          <table:table-cell table:style-name="Table6.D2" office:value-type="string">
            <text:p text:style-name="P42">Fail</text:p>
          </table:table-cell>
        </table:table-row>
        <table:table-row>
          <table:table-cell table:style-name="Table6.A2" office:value-type="string">
            <text:p text:style-name="P42">4</text:p>
          </table:table-cell>
          <table:table-cell table:style-name="Table6.A2" office:value-type="string">
            <text:p text:style-name="P42">Text box should not empty</text:p>
          </table:table-cell>
          <table:table-cell table:style-name="Table6.A2" office:value-type="string">
            <text:p text:style-name="P42">if(firstame is empty <text:s/>and</text:p>
            <text:p text:style-name="P42">lastname is empty <text:s/>and</text:p>
            <text:p text:style-name="P42">username is empty and</text:p>
            <text:p text:style-name="P42">password is empty ){</text:p>
            <text:p text:style-name="P42">notify(“Fill form”);</text:p>
            <text:p text:style-name="P42">}</text:p>
            <text:p text:style-name="P42">else{return true;}</text:p>
          </table:table-cell>
          <table:table-cell table:style-name="Table6.D2" office:value-type="string">
            <text:p text:style-name="P42">Pass</text:p>
          </table:table-cell>
        </table:table-row>
      </table:table>
      <text:p text:style-name="P6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61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4:36:30.081322300</meta:creation-date>
    <dc:date>2018-10-18T17:30:47.780880483</dc:date>
    <meta:editing-duration>PT1H9M16S</meta:editing-duration>
    <meta:editing-cycles>13</meta:editing-cycles>
    <meta:generator>LibreOffice/5.1.6.2$Linux_X86_64 LibreOffice_project/10m0$Build-2</meta:generator>
    <meta:document-statistic meta:table-count="6" meta:image-count="0" meta:object-count="0" meta:page-count="10" meta:paragraph-count="546" meta:word-count="1389" meta:character-count="8339" meta:non-whitespace-character-count="7441"/>
  </office:meta>
</office:document-meta>
</file>